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842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387cm"/>
    </style:style>
    <style:style style:name="co12" style:family="table-column">
      <style:table-column-properties fo:break-before="auto" style:column-width="2.43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4"/>
    <style:style style:name="ce59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4" table:number-columns-repeated="16379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ARTIGO</text:p>
          </table:table-cell>
          <table:table-cell table:style-name="ce8" office:value-type="string" calcext:value-type="string">
            <text:p>MAQUINA</text:p>
          </table:table-cell>
          <table:table-cell table:style-name="ce8" office:value-type="string" calcext:value-type="string">
            <text:p>PESO</text:p>
          </table:table-cell>
          <table:table-cell table:style-name="ce8"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71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001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626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375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413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054,59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990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3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358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07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0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20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0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446,7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577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643,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311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040,95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50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433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66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2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209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453,464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385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094,7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2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23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519,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177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896,552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37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7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8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514,1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507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797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99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65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009,44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0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589,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56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466,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21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516,64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49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56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47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40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77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066,1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059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738,50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1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20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332,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161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9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139,82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714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92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081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01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24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608,74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081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904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29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45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33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223,85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365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428,88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396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41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55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910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02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845,32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369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4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529,88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15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013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2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054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005,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48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35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198,67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565,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80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670,77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23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861,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32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117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198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873,97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964,28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318,8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79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75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05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072,49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80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795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527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313,2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669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69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255,39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583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07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09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33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8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706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119,81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754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492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883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134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919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122,3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348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688,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277,5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08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241,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61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27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305,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65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787,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956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268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770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056,724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760,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160,76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340,7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782,23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690,6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350,02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562,2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192,30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144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510,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239,62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189,2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460,432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892,6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063,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025,18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658,2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045,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60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644,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237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42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02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552,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266,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251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461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370,6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415,84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2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3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514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9.4" calcext:value-type="float">
            <text:p>19,4</text:p>
          </table:table-cell>
          <table:table-cell table:formula="of:=[.D515]*[Planilha2.C$7]" office:value-type="float" office:value="4151.6" calcext:value-type="float">
            <text:p>4151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4" calcext:value-type="float">
            <text:p>11,4</text:p>
          </table:table-cell>
          <table:table-cell table:formula="of:=[.D516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9" calcext:value-type="float">
            <text:p>20,9</text:p>
          </table:table-cell>
          <table:table-cell table:formula="of:=[.D517]*[Planilha2.C$12]" office:value-type="float" office:value="2800.6" calcext:value-type="float">
            <text:p>2800,6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0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31.4" calcext:value-type="float">
            <text:p>31,4</text:p>
          </table:table-cell>
          <table:table-cell table:style-name="ce6" table:formula="of:=[.D518]*[Planilha2.C$13]" office:value-type="float" office:value="4772.8" calcext:value-type="float">
            <text:p>4772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519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520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2" calcext:value-type="float">
            <text:p>18,2</text:p>
          </table:table-cell>
          <table:table-cell table:formula="of:=[.D521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formula="of:=[.D522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3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2.8" calcext:value-type="float">
            <text:p>12,8</text:p>
          </table:table-cell>
          <table:table-cell table:style-name="ce6" table:formula="of:=[.D523]*[Planilha2.C$14]" office:value-type="float" office:value="1472" calcext:value-type="float">
            <text:p>147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2" calcext:value-type="float">
            <text:p>30,2</text:p>
          </table:table-cell>
          <table:table-cell table:formula="of:=[.D524]*[Planilha2.C$12]" office:value-type="float" office:value="4046.8" calcext:value-type="float">
            <text:p>4046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6" calcext:value-type="float">
            <text:p>4,6</text:p>
          </table:table-cell>
          <table:table-cell table:formula="of:=[.D525]*[Planilha2.C$13]" office:value-type="float" office:value="699.2" calcext:value-type="float">
            <text:p>699,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6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7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1" calcext:value-type="date">
            <text:p>11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7" calcext:value-type="float">
            <text:p>12,7</text:p>
          </table:table-cell>
          <table:table-cell table:formula="of:=[.D528]*[Planilha2.C$7]" office:value-type="float" office:value="2717.8" calcext:value-type="float">
            <text:p>2717,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529]*[Planilha2.C$6]" office:value-type="float" office:value="838.08" calcext:value-type="float">
            <text:p>838,0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53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.6" calcext:value-type="float">
            <text:p>24,6</text:p>
          </table:table-cell>
          <table:table-cell table:formula="of:=[.D531]*[Planilha2.C$12]" office:value-type="float" office:value="3296.4" calcext:value-type="float">
            <text:p>3296,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table:formula="of:=[.D532]*[Planilha2.C$7]" office:value-type="float" office:value="2782" calcext:value-type="float">
            <text:p>278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4" calcext:value-type="float">
            <text:p>14,4</text:p>
          </table:table-cell>
          <table:table-cell table:formula="of:=[.D533]*[Planilha2.C$12]" office:value-type="float" office:value="1929.6" calcext:value-type="float">
            <text:p>1929,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table:formula="of:=[.D534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" calcext:value-type="float">
            <text:p>9</text:p>
          </table:table-cell>
          <table:table-cell table:formula="of:=[.D535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5" calcext:value-type="float">
            <text:p>4,5</text:p>
          </table:table-cell>
          <table:table-cell table:formula="of:=[.D536]*[Planilha2.C$13]" office:value-type="float" office:value="684" calcext:value-type="float">
            <text:p>684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537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" calcext:value-type="float">
            <text:p>12</text:p>
          </table:table-cell>
          <table:table-cell table:formula="of:=[.D538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6" calcext:value-type="float">
            <text:p>8,6</text:p>
          </table:table-cell>
          <table:table-cell table:formula="of:=[.D540]*[Planilha2.C$21]" office:value-type="float" office:value="1941.708" calcext:value-type="float">
            <text:p>1941,70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7.8" calcext:value-type="float">
            <text:p>17,8</text:p>
          </table:table-cell>
          <table:table-cell table:style-name="ce6" table:formula="of:=[.D541]*[Planilha2.C$14]" office:value-type="float" office:value="2047" calcext:value-type="float">
            <text:p>2047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9.7" calcext:value-type="float">
            <text:p>9,7</text:p>
          </table:table-cell>
          <table:table-cell table:formula="of:=[.D542]*[Planilha2.C$12]" office:value-type="float" office:value="1299.8" calcext:value-type="float">
            <text:p>1299,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style-name="ce6" table:formula="of:=[.D543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" calcext:value-type="float">
            <text:p>7</text:p>
          </table:table-cell>
          <table:table-cell table:formula="of:=[.D544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2.6" calcext:value-type="float">
            <text:p>22,6</text:p>
          </table:table-cell>
          <table:table-cell table:formula="of:=[.D545]*[Planilha2.C$12]" office:value-type="float" office:value="3028.4" calcext:value-type="float">
            <text:p>3028,4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546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547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1" calcext:value-type="float">
            <text:p>8,1</text:p>
          </table:table-cell>
          <table:table-cell table:formula="of:=[.D548]*[Planilha2.C$6]" office:value-type="float" office:value="314.28" calcext:value-type="float">
            <text:p>314,28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549]*[Planilha2.C$6]" office:value-type="float" office:value="322.04" calcext:value-type="float">
            <text:p>322,04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.4" calcext:value-type="float">
            <text:p>25,4</text:p>
          </table:table-cell>
          <table:table-cell table:formula="of:=[.D550]*[Planilha2.C$12]" office:value-type="float" office:value="3403.6" calcext:value-type="float">
            <text:p>3403,6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.5" calcext:value-type="float">
            <text:p>18,5</text:p>
          </table:table-cell>
          <table:table-cell table:formula="of:=[.D551]*[Planilha2.C$12]" office:value-type="float" office:value="2479" calcext:value-type="float">
            <text:p>2479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5.2" calcext:value-type="float">
            <text:p>15,2</text:p>
          </table:table-cell>
          <table:table-cell table:style-name="ce6" table:formula="of:=[.D552]*[Planilha2.C$14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5" calcext:value-type="float">
            <text:p>16,5</text:p>
          </table:table-cell>
          <table:table-cell table:formula="of:=[.D553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55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8.5" calcext:value-type="float">
            <text:p>18,5</text:p>
          </table:table-cell>
          <table:table-cell table:formula="of:=[.D555]*[Planilha2.C$6]" office:value-type="float" office:value="717.8" calcext:value-type="float">
            <text:p>717,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2.3" calcext:value-type="float">
            <text:p>22,3</text:p>
          </table:table-cell>
          <table:table-cell table:style-name="ce6" table:formula="of:=[.D556]*[Planilha2.C$13]" office:value-type="float" office:value="3389.6" calcext:value-type="float">
            <text:p>3389,6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2.6" calcext:value-type="float">
            <text:p>12,6</text:p>
          </table:table-cell>
          <table:table-cell table:formula="of:=[.D557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  <table:table-cell table:formula="of:=[.D558]*[Planilha2.C$13]" office:value-type="float" office:value="608" calcext:value-type="float">
            <text:p>60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4.8" calcext:value-type="float">
            <text:p>14,8</text:p>
          </table:table-cell>
          <table:table-cell table:formula="of:=[.D559]*[Planilha2.C$7]" office:value-type="float" office:value="3167.2" calcext:value-type="float">
            <text:p>3167,2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5" calcext:value-type="float">
            <text:p>16,5</text:p>
          </table:table-cell>
          <table:table-cell table:formula="of:=[.D560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561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.3" calcext:value-type="float">
            <text:p>7,3</text:p>
          </table:table-cell>
          <table:table-cell table:formula="of:=[.D562]*[Planilha2.C$12]" office:value-type="float" office:value="978.2" calcext:value-type="float">
            <text:p>978,2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LISTRAS</text:p>
          </table:table-cell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3" calcext:value-type="float">
            <text:p>18,3</text:p>
          </table:table-cell>
          <table:table-cell table:formula="of:=[.D564]*[Planilha2.C$12]" office:value-type="float" office:value="2452.2" calcext:value-type="float">
            <text:p>2452,2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6.3" calcext:value-type="float">
            <text:p>16,3</text:p>
          </table:table-cell>
          <table:table-cell table:style-name="ce6" table:formula="of:=[.D565]*[Planilha2.C$14]" office:value-type="float" office:value="1874.5" calcext:value-type="float">
            <text:p>1874,5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3" calcext:value-type="float">
            <text:p>8,3</text:p>
          </table:table-cell>
          <table:table-cell table:formula="of:=[.D566]*[Planilha2.C$7]" office:value-type="float" office:value="1776.2" calcext:value-type="float">
            <text:p>1776,2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5" calcext:value-type="float">
            <text:p>18,5</text:p>
          </table:table-cell>
          <table:table-cell table:formula="of:=[.D567]*[Planilha2.C$12]" office:value-type="float" office:value="2479" calcext:value-type="float">
            <text:p>2479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4</text:p>
          </table:table-cell>
          <table:table-cell office:value-type="float" office:value="906" calcext:value-type="float">
            <text:p>906</text:p>
          </table:table-cell>
          <table:table-cell office:value-type="float" office:value="6.2" calcext:value-type="float">
            <text:p>6,2</text:p>
          </table:table-cell>
          <table:table-cell table:formula="of:=[.D568]*[Planilha2.C$12]" office:value-type="float" office:value="830.8" calcext:value-type="float">
            <text:p>830,8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4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569]*[Planilha2.C$12]" office:value-type="float" office:value="911.2" calcext:value-type="float">
            <text:p>911,2</text:p>
          </table:table-cell>
          <table:table-cell table:number-columns-repeated="16379"/>
        </table:table-row>
        <table:table-row table:style-name="ro1" table:number-rows-repeated="104800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office:forms form:automatic-focus="false" form:apply-design-mode="false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6" table:default-cell-style-name="ce40"/>
        <table:table-column table:style-name="co9" table:default-cell-style-name="ce40"/>
        <table:table-column table:style-name="co10" table:number-columns-repeated="16379" table:default-cell-style-name="ce40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41" office:value-type="string" calcext:value-type="string">
            <text:p>ARTIGO</text:p>
          </table:table-cell>
          <table:table-cell table:style-name="ce41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CÓS18</text:p>
          </table:table-cell>
          <table:table-cell table:style-name="ce41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MARCEL 40</text:p>
          </table:table-cell>
          <table:table-cell table:style-name="ce41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BELLES 15</text:p>
          </table:table-cell>
          <table:table-cell table:style-name="ce41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MONE</text:p>
          </table:table-cell>
          <table:table-cell table:style-name="ce41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BELLES 24</text:p>
          </table:table-cell>
          <table:table-cell table:style-name="ce41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BALI 16</text:p>
          </table:table-cell>
          <table:table-cell table:style-name="ce41" office:value-type="float" office:value="416" calcext:value-type="float">
            <text:p>416</text:p>
          </table:table-cell>
          <table:table-cell/>
          <table:table-cell office:value-type="string" calcext:value-type="string">
            <text:p>ATRASO DE SALÁRIO</text:p>
          </table:table-cell>
          <table:table-cell table:style-name="ce18" office:value-type="string" calcext:value-type="string">
            <text:p>PIOR</text:p>
          </table:table-cell>
          <table:table-cell table:number-columns-repeated="16378"/>
        </table:table-row>
        <table:table-row table:style-name="ro2">
          <table:table-cell/>
          <table:table-cell table:style-name="ce41" office:value-type="string" calcext:value-type="string">
            <text:p>MURITI 10</text:p>
          </table:table-cell>
          <table:table-cell table:style-name="ce41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MURITI 14</text:p>
          </table:table-cell>
          <table:table-cell table:style-name="ce41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STILED 10</text:p>
          </table:table-cell>
          <table:table-cell table:style-name="ce41" office:value-type="float" office:value="152" calcext:value-type="float">
            <text:p>152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STILED 13</text:p>
          </table:table-cell>
          <table:table-cell table:style-name="ce41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STILED 18</text:p>
          </table:table-cell>
          <table:table-cell table:style-name="ce41" office:value-type="float" office:value="78.86" calcext:value-type="float">
            <text:p>78,86</text:p>
          </table:table-cell>
          <table:table-cell/>
          <table:table-cell office:value-type="string" calcext:value-type="string">
            <text:p>MÊS 02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CETIM</text:p>
          </table:table-cell>
          <table:table-cell table:style-name="ce41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TIRA CANAL</text:p>
          </table:table-cell>
          <table:table-cell table:style-name="ce41" office:value-type="float" office:value="190.65" calcext:value-type="float">
            <text:p>190,65</text:p>
          </table:table-cell>
          <table:table-cell/>
          <table:table-cell office:value-type="string" calcext:value-type="string">
            <text:p>MÊS 03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STRIPE</text:p>
          </table:table-cell>
          <table:table-cell table:style-name="ce41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08 LYCRA</text:p>
          </table:table-cell>
          <table:table-cell table:style-name="ce41" office:value-type="float" office:value="334.44" calcext:value-type="float">
            <text:p>334,44</text:p>
          </table:table-cell>
          <table:table-cell/>
          <table:table-cell office:value-type="string" calcext:value-type="string">
            <text:p>MÊS 04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06 LYCRA</text:p>
          </table:table-cell>
          <table:table-cell table:style-name="ce41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float" office:value="1653" calcext:value-type="float">
            <text:p>1653</text:p>
          </table:table-cell>
          <table:table-cell table:style-name="ce41" office:value-type="float" office:value="225.78" calcext:value-type="float">
            <text:p>225,78</text:p>
          </table:table-cell>
          <table:table-cell/>
          <table:table-cell office:value-type="string" calcext:value-type="string">
            <text:p>MÊS 05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TURIN</text:p>
          </table:table-cell>
          <table:table-cell table:style-name="ce41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CHEYNNET</text:p>
          </table:table-cell>
          <table:table-cell table:style-name="ce41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NEW CONFORT</text:p>
          </table:table-cell>
          <table:table-cell table:style-name="ce41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LISTRAS</text:p>
          </table:table-cell>
          <table:table-cell table:style-name="ce41"/>
          <table:table-cell table:number-columns-repeated="16381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office:forms form:automatic-focus="false" form:apply-design-mode="false"/>
        <table:table-column table:style-name="co6" table:number-columns-repeated="2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number-columns-repeated="7" table:default-cell-style-name="ce40"/>
        <table:table-column table:style-name="co10" table:number-columns-repeated="16373" table:default-cell-style-name="ce40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KO</text:p>
          </table:table-cell>
          <table:table-cell table:style-name="ce42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NVDA</text:p>
          </table:table-cell>
          <table:table-cell table:style-name="ce42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FRCB</text:p>
          </table:table-cell>
          <table:table-cell table:style-name="ce42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MMM</text:p>
          </table:table-cell>
          <table:table-cell table:style-name="ce42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PBR</text:p>
          </table:table-cell>
          <table:table-cell table:style-name="ce42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ELMD</text:p>
          </table:table-cell>
          <table:table-cell table:style-name="ce42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TAG</text:p>
          </table:table-cell>
          <table:table-cell table:style-name="ce42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HBI</text:p>
          </table:table-cell>
          <table:table-cell table:style-name="ce42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O</text:p>
          </table:table-cell>
          <table:table-cell table:style-name="ce42"/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ALNT</text:p>
          </table:table-cell>
          <table:table-cell table:style-name="ce42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PAGO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12" calcext:value-type="float">
            <text:p>12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81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587.66" calcext:value-type="currency">
            <text:p>R$ 587,66</text:p>
          </table:table-cell>
          <table:table-cell table:style-name="ce60" office:value-type="currency" office:currency="BRL" office:value="710" calcext:value-type="currency">
            <text:p>R$ 710,00</text:p>
          </table:table-cell>
          <table:table-cell table:style-name="ce62" office:value-type="currency" office:currency="BRL" office:value="638.58" calcext:value-type="currency">
            <text:p>R$ 638,58</text:p>
          </table:table-cell>
          <table:table-cell table:style-name="ce70" office:value-type="currency" office:currency="BRL" office:value="638.58" calcext:value-type="currency">
            <text:p>R$ 638,58</text:p>
          </table:table-cell>
          <table:table-cell table:style-name="ce72" office:value-type="currency" office:currency="BRL" office:value="638.58" calcext:value-type="currency">
            <text:p>R$ 638,58</text:p>
          </table:table-cell>
          <table:table-cell table:style-name="ce80" office:value-type="currency" office:currency="BRL" office:value="638.58" calcext:value-type="currency">
            <text:p>R$ 638,58</text:p>
          </table:table-cell>
          <table:table-cell table:style-name="ce82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300" calcext:value-type="currency">
            <text:p>R$ 300,00</text:p>
          </table:table-cell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69.33" calcext:value-type="currency">
            <text:p>R$ 169,33</text:p>
          </table:table-cell>
          <table:table-cell table:style-name="ce62" office:value-type="currency" office:currency="BRL" office:value="169.33" calcext:value-type="currency">
            <text:p>R$ 169,33</text:p>
          </table:table-cell>
          <table:table-cell table:style-name="ce70" office:value-type="currency" office:currency="BRL" office:value="85" calcext:value-type="currency">
            <text:p>R$ 85,00</text:p>
          </table:table-cell>
          <table:table-cell table:style-name="ce72" office:value-type="currency" office:currency="BRL" office:value="85" calcext:value-type="currency">
            <text:p>R$ 85,00</text:p>
          </table:table-cell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 office:value-type="currency" office:currency="BRL" office:value="139.54" calcext:value-type="currency">
            <text:p>R$ 139,54</text:p>
          </table:table-cell>
          <table:table-cell table:style-name="ce60" office:value-type="currency" office:currency="BRL" office:value="175.43" calcext:value-type="currency">
            <text:p>R$ 175,43</text:p>
          </table:table-cell>
          <table:table-cell table:style-name="ce62" office:value-type="currency" office:currency="BRL" office:value="211.33" calcext:value-type="currency">
            <text:p>R$ 211,33</text:p>
          </table:table-cell>
          <table:table-cell table:style-name="ce70" office:value-type="currency" office:currency="BRL" office:value="35.9" calcext:value-type="currency">
            <text:p>R$ 35,90</text:p>
          </table:table-cell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00" calcext:value-type="currency">
            <text:p>R$ 100,00</text:p>
          </table:table-cell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 office:value-type="currency" office:currency="BRL" office:value="1085.44" calcext:value-type="currency">
            <text:p>R$ 1.085,44</text:p>
          </table:table-cell>
          <table:table-cell table:style-name="ce60" office:value-type="currency" office:currency="BRL" office:value="200" calcext:value-type="currency">
            <text:p>R$ 200,00</text:p>
          </table:table-cell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16:.D21])" office:value-type="currency" office:currency="BRL" office:value="1812.64" calcext:value-type="currency">
            <text:p>R$ 1.812,64</text:p>
          </table:table-cell>
          <table:table-cell table:style-name="ce58" table:formula="of:=SUM([.E16:.E21])" office:value-type="currency" office:currency="BRL" office:value="1654.76" calcext:value-type="currency">
            <text:p>R$ 1.654,76</text:p>
          </table:table-cell>
          <table:table-cell table:style-name="ce58" table:formula="of:=SUM([.F16:.F21])" office:value-type="currency" office:currency="BRL" office:value="1019.24" calcext:value-type="currency">
            <text:p>R$ 1.019,24</text:p>
          </table:table-cell>
          <table:table-cell table:style-name="ce58" table:formula="of:=SUM([.G16:.G21])" office:value-type="currency" office:currency="BRL" office:value="759.48" calcext:value-type="currency">
            <text:p>R$ 759,48</text:p>
          </table:table-cell>
          <table:table-cell table:style-name="ce58" table:formula="of:=SUM([.H16:.H21])" office:value-type="currency" office:currency="BRL" office:value="723.58" calcext:value-type="currency">
            <text:p>R$ 723,58</text:p>
          </table:table-cell>
          <table:table-cell table:style-name="ce58" table:formula="of:=SUM([.I16:.I21])" office:value-type="currency" office:currency="BRL" office:value="638.58" calcext:value-type="currency">
            <text:p>R$ 638,58</text:p>
          </table:table-cell>
          <table:table-cell table:style-name="ce58" table:formula="of:=SUM([.J16:.J21])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322.93" calcext:value-type="currency">
            <text:p>R$ 322,93</text:p>
          </table:table-cell>
          <table:table-cell table:style-name="ce60" office:value-type="currency" office:currency="BRL" office:value="322.93" calcext:value-type="currency">
            <text:p>R$ 322,93</text:p>
          </table:table-cell>
          <table:table-cell table:style-name="ce62" office:value-type="currency" office:currency="BRL" office:value="322.92" calcext:value-type="currency">
            <text:p>R$ 322,92</text:p>
          </table:table-cell>
          <table:table-cell table:style-name="ce70" office:value-type="currency" office:currency="BRL" office:value="322.92" calcext:value-type="currency">
            <text:p>R$ 322,92</text:p>
          </table:table-cell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24:.D29])" office:value-type="currency" office:currency="BRL" office:value="322.93" calcext:value-type="currency">
            <text:p>R$ 322,93</text:p>
          </table:table-cell>
          <table:table-cell table:style-name="ce58" table:formula="of:=SUM([.E24:.E29])" office:value-type="currency" office:currency="BRL" office:value="322.93" calcext:value-type="currency">
            <text:p>R$ 322,93</text:p>
          </table:table-cell>
          <table:table-cell table:style-name="ce58" table:formula="of:=SUM([.F24:.F29])" office:value-type="currency" office:currency="BRL" office:value="322.92" calcext:value-type="currency">
            <text:p>R$ 322,92</text:p>
          </table:table-cell>
          <table:table-cell table:style-name="ce58" table:formula="of:=SUM([.G24:.G29])" office:value-type="currency" office:currency="BRL" office:value="322.92" calcext:value-type="currency">
            <text:p>R$ 322,92</text:p>
          </table:table-cell>
          <table:table-cell table:style-name="ce58" table:formula="of:=SUM([.H24:.H29])" office:value-type="currency" office:currency="BRL" office:value="0" calcext:value-type="currency">
            <text:p>R$ 0,00</text:p>
          </table:table-cell>
          <table:table-cell table:style-name="ce58" table:formula="of:=SUM([.I24:.I29])" office:value-type="currency" office:currency="BRL" office:value="0" calcext:value-type="currency">
            <text:p>R$ 0,00</text:p>
          </table:table-cell>
          <table:table-cell table:style-name="ce58" table:formula="of:=SUM([.J24:.J29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E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08:06:33.1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/>
    <meta:creation-date>2023-10-30T13:15:11Z</meta:creation-date>
    <dc:date>2024-01-19T10:47:35.238000000</dc:date>
    <meta:editing-cycles>130</meta:editing-cycles>
    <meta:editing-duration>P3DT13H7M7S</meta:editing-duration>
    <meta:document-statistic meta:table-count="3" meta:cell-count="2986" meta:object-count="0"/>
  </office:meta>
</office:document-meta>
</file>